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0fbd79" officeooo:paragraph-rsid="000fbd79" style:font-size-asian="10pt" style:font-size-complex="10pt"/>
    </style:style>
    <style:style style:name="P3" style:family="paragraph" style:parent-style-name="Table_20_Contents">
      <style:text-properties fo:font-size="10pt" officeooo:paragraph-rsid="000fbd79" style:font-size-asian="10pt" style:font-size-complex="10pt"/>
    </style:style>
    <style:style style:name="P4" style:family="paragraph" style:parent-style-name="Table_20_Contents">
      <style:text-properties fo:font-size="10pt" officeooo:paragraph-rsid="001030d1" style:font-size-asian="10pt" style:font-size-complex="10pt"/>
    </style:style>
    <style:style style:name="P5" style:family="paragraph" style:parent-style-name="Table_20_Contents">
      <style:text-properties fo:font-size="10pt" officeooo:paragraph-rsid="00117144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0fbd79" officeooo:paragraph-rsid="000fbd7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0fbd79" officeooo:paragraph-rsid="001030d1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rsid="000fbd79" officeooo:paragraph-rsid="00117144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normal" officeooo:rsid="000fbd79" officeooo:paragraph-rsid="000fbd79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10pt" fo:font-weight="normal" officeooo:rsid="000fbd79" officeooo:paragraph-rsid="001030d1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font-size="10pt" fo:font-weight="normal" officeooo:rsid="000fbd79" officeooo:paragraph-rsid="00117144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fo:font-weight="normal" officeooo:rsid="001030d1" officeooo:paragraph-rsid="001030d1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fo:font-weight="normal" officeooo:rsid="00117144" officeooo:paragraph-rsid="00117144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c9211e" loext:opacity="100%" officeooo:rsid="000fbd79" officeooo:paragraph-rsid="000fbd79"/>
    </style:style>
    <style:style style:name="T1" style:family="text">
      <style:text-properties officeooo:rsid="000fbd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30d1"/>
    </style:style>
    <style:style style:name="T4" style:family="text">
      <style:text-properties officeooo:rsid="00117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Line2520455622784">
          <table:table-cell table:style-name="Table1.A1" office:value-type="string">
            <text:p text:style-name="P15">TO DO</text:p>
          </table:table-cell>
          <table:table-cell table:style-name="Table1.A1" office:value-type="string">
            <text:p text:style-name="P15">PASSED</text:p>
          </table:table-cell>
          <table:table-cell table:style-name="Table1.C1" office:value-type="string">
            <text:p text:style-name="P15">FAILED</text:p>
          </table:table-cell>
        </table:table-row>
        <table:table-row table:style-name="TableLine2520455622784">
          <table:table-cell table:style-name="Table1.A2" office:value-type="string">
            <text:p text:style-name="P6">Overview</text:p>
            <text:p text:style-name="P1">Testing the desired functionality of the TicTac application.</text:p>
            <text:p text:style-name="P1"/>
            <text:p text:style-name="P6">Links</text:p>
            <text:p text:style-name="P1">http://127.0.0.1:5500/tictacjs.html // acknowledge that this isn't functional</text:p>
            <text:p text:style-name="P1"/>
            <text:p text:style-name="P6">Test Criteria</text:p>
            <text:p text:style-name="P1">- Start button should allow user to make first move.</text:p>
            <text:p text:style-name="P1">- Following placement o<text:span text:style-name="T1">f user ‘X’, computer should generate generate ‘O’ into table. O should not be predictable. </text:span></text:p>
            <text:p text:style-name="P1">- <text:span text:style-name="T1">Following end of game, banner should display “X/O </text:span><text:span text:style-name="T3">lost</text:span><text:span text:style-name="T1">”, depending on who </text:span><text:span text:style-name="T3">lost</text:span><text:span text:style-name="T1">.</text:span></text:p>
            <text:p text:style-name="P1">- <text:span text:style-name="T3">Once a(n) X/O is played, it should not be mutable.</text:span></text:p>
            <text:p text:style-name="P1">- <text:span text:style-name="T4">All Xs and Os should be capital and consistent.</text:span></text:p>
            <text:p text:style-name="P1">- <text:span text:style-name="T4">Computer should be able to play anywhere on the board.</text:span></text:p>
          </table:table-cell>
          <table:table-cell table:style-name="Table1.A2" office:value-type="string">
            <text:p text:style-name="P2">Start button should allow user to make the first move. </text:p>
            <text:p text:style-name="P2"/>
            <text:p text:style-name="P7">Steps:</text:p>
            <text:p text:style-name="P10">- Open Tic Tac applications</text:p>
            <text:p text:style-name="P10">- click on “Start!” button on top of the screen, just left to the title.</text:p>
            <text:p text:style-name="P10">- once clicked, click desired location on table to place first ‘X’</text:p>
            <text:p text:style-name="P10"/>
            <text:p text:style-name="P10"><text:span text:style-name="T2">Post-conditions:</text:span></text:p>
            <text:p text:style-name="P10">- After clicking the “Start!” button, user should be able to place a ‘X’ on the table.</text:p>
            <text:p text:style-name="P10"/>
            <text:p text:style-name="P7">Testing Result: </text:p>
            <text:p text:style-name="P10">PASSED.</text:p>
          </table:table-cell>
          <table:table-cell table:style-name="Table1.C2" office:value-type="string">
            <text:p text:style-name="P2">Following placement of user ‘X’, computer should generate generate ‘O’ into table. O should not be predictable.</text:p>
            <text:p text:style-name="P2"/>
            <text:p text:style-name="P7">Steps:</text:p>
            <text:p text:style-name="P10">- Open Tic Tac applications</text:p>
            <text:p text:style-name="P10">- click on “Start!” button on top of the screen, just left to the title.</text:p>
            <text:p text:style-name="P10">- once clicked, click desired location on table to place first ‘X’</text:p>
            <text:p text:style-name="P10">- computer should automatically place an ‘O’. Watch placement. User should place another ‘X’. computer should automatically place an ‘O’. Watch placement. </text:p>
            <text:p text:style-name="P10">- Complete game.</text:p>
            <text:p text:style-name="P10">- refresh the page</text:p>
            <text:p text:style-name="P10">- play again. </text:p>
            <text:p text:style-name="P10">- notice if the computer placed ‘O’ randomly. </text:p>
            <text:p text:style-name="P10"/>
            <text:p text:style-name="P10"><text:span text:style-name="T2">Post-conditions:</text:span></text:p>
            <text:p text:style-name="P10">- After clicking the “Start!” button, user should be able to place a ‘X’ on the table and the computer will place an ‘O’ - Each game, the computer should not be placing the ‘O’s in the same place.</text:p>
            <text:p text:style-name="P10"/>
            <text:p text:style-name="P7">Testing Result: </text:p>
            <text:p text:style-name="P10">FAILED. </text:p>
            <text:p text:style-name="P10">- computer successfully placed Os, but would place in next available position (going left to right on each row), not making the game dynamic.</text:p>
          </table:table-cell>
        </table:table-row>
        <table:table-row table:style-name="TableLine252045562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<text:span text:style-name="T1">Following end of game, banner should display “X/O won!”, depending on who won.</text:span></text:p>
            <text:p text:style-name="P3"/>
            <text:p text:style-name="P7">Steps:</text:p>
            <text:p text:style-name="P10">- Open Tic Tac applications</text:p>
            <text:p text:style-name="P10">- click on “Start!” button on top of the screen, just left to the title.</text:p>
            <text:p text:style-name="P10">- once clicked, click desired location on table to place first ‘X’</text:p>
            <text:p text:style-name="P10">- computer will generate ‘O’ following each user turn until someone has won. </text:p>
            <text:p text:style-name="P10">- upon either player winning, check that the banner displays the correct player.</text:p>
            <text:p text:style-name="P10"/>
            <text:p text:style-name="P10"><text:span text:style-name="T2">Post-conditions:</text:span></text:p>
            <text:p text:style-name="P10">- If Xs won, banner should say ‘<text:span text:style-name="T3">O lost’</text:span></text:p>
            <text:p text:style-name="P11">- If <text:span text:style-name="T3">O</text:span>s won, banner should say ‘<text:span text:style-name="T3">X lost’</text:span></text:p>
            <text:p text:style-name="P10"/>
            <text:p text:style-name="P10"><text:soft-page-break/></text:p>
            <text:p text:style-name="P7">Testing Result: </text:p>
            <text:p text:style-name="P13">FAILED. </text:p>
            <text:p text:style-name="P11">- <text:span text:style-name="T3">When</text:span> Xs won, banner say<text:span text:style-name="T3">s</text:span> ‘<text:span text:style-name="T3">X lost’</text:span></text:p>
            <text:p text:style-name="P11">- <text:span text:style-name="T3">When</text:span> <text:span text:style-name="T3">O</text:span>s won, banner say<text:span text:style-name="T3">s</text:span> ‘<text:span text:style-name="T3">O lost’</text:span></text:p>
          </table:table-cell>
        </table:table-row>
        <table:table-row table:style-name="TableLine252045562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3">Once a(n) X/O is played, it should not be mutable.</text:span></text:p>
            <text:p text:style-name="P4"/>
            <text:p text:style-name="P8">Steps:</text:p>
            <text:p text:style-name="P11">- Open Tic Tac applications</text:p>
            <text:p text:style-name="P11">- click on “Start!” button on top of the screen, just left to the title.</text:p>
            <text:p text:style-name="P11">- once clicked, click desired location on table to place first ‘X’</text:p>
            <text:p text:style-name="P11">- computer will generate ‘O’ following each user turn until someone has won.</text:p>
            <text:p text:style-name="P11">- <text:span text:style-name="T3">Place X into location of an O</text:span></text:p>
            <text:p text:style-name="P11">- <text:span text:style-name="T3">Now continue playing to see if O ever replaces X.</text:span></text:p>
            <text:p text:style-name="P11"/>
            <text:p text:style-name="P11"><text:span text:style-name="T2">Post-conditions:</text:span></text:p>
            <text:p text:style-name="P11">- <text:span text:style-name="T3">Once tiles are placed, they should not be mutable.</text:span></text:p>
            <text:p text:style-name="P11"/>
            <text:p text:style-name="P8">Testing Result: </text:p>
            <text:p text:style-name="P11"><text:span text:style-name="T3">FAILED</text:span>.</text:p>
            <text:p text:style-name="P11">- <text:span text:style-name="T3">Game allows for replacing of tiles that are already played by clicking of said tile.</text:span></text:p>
            <text:p text:style-name="P4"/>
          </table:table-cell>
        </table:table-row>
        <table:table-row table:style-name="TableLine252045562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<text:span text:style-name="T4">All Xs and Os should be capital and consistent.</text:span></text:p>
            <text:p text:style-name="P5"/>
            <text:p text:style-name="P9">Steps:</text:p>
            <text:p text:style-name="P12">- Open Tic Tac applications</text:p>
            <text:p text:style-name="P12">- click on “Start!” button on top of the screen, just left to the title.</text:p>
            <text:p text:style-name="P12">- once clicked, click desired location on table to place first ‘X’</text:p>
            <text:p text:style-name="P12">- computer will generate ‘O’ following each user turn until someone has won.</text:p>
            <text:p text:style-name="P12">- <text:span text:style-name="T4">continue playing and verify all letters placed are uppercase. </text:span></text:p>
            <text:p text:style-name="P12">- <text:span text:style-name="T4">refresh page and play again, placing user tiles in different locations.</text:span></text:p>
            <text:p text:style-name="P12"/>
            <text:p text:style-name="P12"><text:span text:style-name="T2">Post-conditions:</text:span></text:p>
            <text:p text:style-name="P12">- <text:span text:style-name="T4">All letters should be uppercase.</text:span></text:p>
            <text:p text:style-name="P12"/>
            <text:p text:style-name="P9">Testing Result: </text:p>
            <text:p text:style-name="P12"><text:span text:style-name="T3">FAILED</text:span>.</text:p>
            <text:p text:style-name="P12">- <text:span text:style-name="T4">computer’s O is not always capital.</text:span></text:p>
            <text:p text:style-name="P5"/>
            <text:p text:style-name="P5"/>
          </table:table-cell>
        </table:table-row>
        <table:table-row table:style-name="TableLine252045562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<text:span text:style-name="T4">Computer should be able to play anywhere on the board.</text:span></text:p>
            <text:p text:style-name="P5"><text:soft-page-break/></text:p>
            <text:p text:style-name="P9">Steps:</text:p>
            <text:p text:style-name="P12">- Open Tic Tac applications</text:p>
            <text:p text:style-name="P12">- click on “Start!” button on top of the screen, just left to the title.</text:p>
            <text:p text:style-name="P12">- once clicked, click <text:span text:style-name="T4">top left box</text:span> location on table to place first ‘X’</text:p>
            <text:p text:style-name="P12">- computer will generate ‘O’ following each user turn until someone has won.</text:p>
            <text:p text:style-name="P12">- <text:span text:style-name="T3">Place X into </text:span><text:span text:style-name="T4">the next open location from left to right in each row, pushing the glitch in the computer placement to no longer allow the computer to play.</text:span></text:p>
            <text:p text:style-name="P14">- Refresh page</text:p>
            <text:p text:style-name="P14">- try a few more games with placement of X’s in different locations. </text:p>
            <text:p text:style-name="P14">- Notice if O is placed in all locations of the board.</text:p>
            <text:p text:style-name="P12"/>
            <text:p text:style-name="P12"><text:span text:style-name="T2">Post-conditions:</text:span></text:p>
            <text:p text:style-name="P12">- <text:span text:style-name="T4">Computer should, after many games, be able to place O anywhere on the board. </text:span></text:p>
            <text:p text:style-name="P12"/>
            <text:p text:style-name="P9">Testing Result: </text:p>
            <text:p text:style-name="P12"><text:span text:style-name="T3">FAILED</text:span>.</text:p>
            <text:p text:style-name="P12">- <text:span text:style-name="T4">Computer never places O after box 4 (second row left).</text:span></text:p>
          </table:table-cell>
        </table:table-row>
        <table:table-row table:style-name="TableLine2520455622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07:24:18.795000000</meta:creation-date>
    <dc:date>2021-07-16T07:53:37.388000000</dc:date>
    <meta:editing-duration>PT14M47S</meta:editing-duration>
    <meta:editing-cycles>3</meta:editing-cycles>
    <meta:generator>LibreOffice/7.1.3.2$Windows_X86_64 LibreOffice_project/47f78053abe362b9384784d31a6e56f8511eb1c1</meta:generator>
    <meta:document-statistic meta:table-count="1" meta:image-count="0" meta:object-count="0" meta:page-count="3" meta:paragraph-count="93" meta:word-count="773" meta:character-count="4306" meta:non-whitespace-character-count="3609"/>
  </office:meta>
</office:document-meta>
</file>